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4841e" officeooo:paragraph-rsid="0004841e" style:font-weight-asian="bold" style:font-weight-complex="bold"/>
    </style:style>
    <style:style style:name="P3" style:family="paragraph" style:parent-style-name="Standard">
      <style:text-properties fo:font-weight="bold" officeooo:rsid="0004fdad" officeooo:paragraph-rsid="0004fdad" style:font-weight-asian="bold" style:font-weight-complex="bold"/>
    </style:style>
    <style:style style:name="P4" style:family="paragraph" style:parent-style-name="Standard">
      <style:text-properties fo:font-weight="bold" officeooo:rsid="0006d5ff" officeooo:paragraph-rsid="0006d5ff" style:font-weight-asian="bold" style:font-weight-complex="bold"/>
    </style:style>
    <style:style style:name="P5"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fo:font-weight="normal" officeooo:rsid="0004841e" officeooo:paragraph-rsid="0004841e" style:font-weight-asian="normal" style:font-weight-complex="normal"/>
    </style:style>
    <style:style style:name="P7" style:family="paragraph" style:parent-style-name="Standard">
      <style:text-properties fo:font-weight="normal" officeooo:rsid="0004fdad" officeooo:paragraph-rsid="0004fdad" style:font-weight-asian="normal" style:font-weight-complex="normal"/>
    </style:style>
    <style:style style:name="P8" style:family="paragraph" style:parent-style-name="Standard" style:list-style-name="L2">
      <style:text-properties fo:font-weight="normal" officeooo:rsid="00056b04" officeooo:paragraph-rsid="00056b04" style:font-weight-asian="normal" style:font-weight-complex="normal"/>
    </style:style>
    <style:style style:name="P9" style:family="paragraph" style:parent-style-name="Standard">
      <style:text-properties fo:font-weight="normal" officeooo:rsid="0006d5ff" officeooo:paragraph-rsid="0006d5ff" style:font-weight-asian="normal" style:font-weight-complex="normal"/>
    </style:style>
    <style:style style:name="P10" style:family="paragraph" style:parent-style-name="Standard">
      <style:text-properties officeooo:paragraph-rsid="00056b04"/>
    </style:style>
    <style:style style:name="P11" style:family="paragraph" style:parent-style-name="Standard" style:list-style-name="L1">
      <style:text-properties officeooo:paragraph-rsid="00056b04"/>
    </style:style>
    <style:style style:name="P12" style:family="paragraph" style:parent-style-name="Standard" style:list-style-name="L1">
      <style:text-properties officeooo:rsid="00056b04" officeooo:paragraph-rsid="00056b04"/>
    </style:style>
    <style:style style:name="P13" style:family="paragraph" style:parent-style-name="Standard">
      <style:text-properties officeooo:rsid="00056b04" officeooo:paragraph-rsid="00056b04"/>
    </style:style>
    <style:style style:name="T1" style:family="text">
      <style:text-properties officeooo:rsid="0004fdad"/>
    </style:style>
    <style:style style:name="T2" style:family="text">
      <style:text-properties fo:font-weight="normal" officeooo:rsid="0004fdad" style:font-weight-asian="normal" style:font-weight-complex="normal"/>
    </style:style>
    <style:style style:name="T3" style:family="text">
      <style:text-properties fo:font-weight="normal" officeooo:rsid="00056b04" style:font-weight-asian="normal" style:font-weight-complex="normal"/>
    </style:style>
    <style:style style:name="T4" style:family="text">
      <style:text-properties officeooo:rsid="00056b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GUNTAS TEÓRICAS GENERALES</text:p>
      <text:p text:style-name="Standard"/>
      <text:p text:style-name="P1">1. ¿Por qué decimos que “Linux”; es solamente el kernel del sistema operativo que</text:p>
      <text:p text:style-name="P1">utilizamos?</text:p>
      <text:p text:style-name="P6">Porque formá parte del núcleo y es desarrollado a partir de kernel.</text:p>
      <text:p text:style-name="P6"/>
      <text:p text:style-name="P1">2. ¿Qué representa cada una de las columnas que vemos por pantalla al ejecutar</text:p>
      <text:p text:style-name="P1">un ls -l?</text:p>
      <text:p text:style-name="P6">La primera nos muestra si es un directorio o no, las 9 siguientes nos muestran los permisos que tiene, luego el orden de creación, el tamaño en bits y la fecha de la última modificación con la hora que se realizó. </text:p>
      <text:p text:style-name="P6"/>
      <text:p text:style-name="P1">2.1¿Que es Gnome?</text:p>
      <text:p text:style-name="P6">El entorno de escritorio que tiene GNU/linux, Unix y derivados.</text:p>
      <text:p text:style-name="P1"/>
      <text:p text:style-name="P1">3.¿Que son los comodines ? ¿Para qué se utilizan? Cita algunos ejemplos.</text:p>
      <text:p text:style-name="P2">Son dos caracteres que su función es decirle al equipo que no nos importa lo que haya en ese puesto.</text:p>
      <text:p text:style-name="P6">El *, lo que hace es que <text:span text:style-name="T1">no importe lo que ponga en la posición del comodín. Dando igual la cantidad de caracteres que tenga.</text:span></text:p>
      <text:p text:style-name="P7">ls *pepe* → Mostrará todos los ficheros y carpetas que tenga pepe en el nombre.</text:p>
      <text:p text:style-name="P7">El ?, lo que hace es decirle al equipo que nos da igual lo que haya en ese carácter. Unicamente un carácter.</text:p>
      <text:p text:style-name="P7">ls pep* → Mostrará todos los ficheros que empieza por pep y le da igual lo que haya en el siguiente carácter.</text:p>
      <text:p text:style-name="P3"/>
      <text:p text:style-name="P1">4¿Qué es Nautilus en Gnome? Cita algún otro ejemplo del tipo del que hemos</text:p>
      <text:p text:style-name="P1">preguntado.</text:p>
      <text:p text:style-name="P7">Es el navegador de archivos de gnome. Otro sería dolphin.</text:p>
      <text:p text:style-name="P1"/>
      <text:p text:style-name="P1">5 ¿Qué es una distro en LINUX? Cita y expón al menos 3 de distintos ámbitos que</text:p>
      <text:p text:style-name="P1">hemos estudiado o que encuentres interesantes o singulares.</text:p>
      <text:p text:style-name="P10"><text:span text:style-name="T2">Una distribución de linux con software predeterminados para satisfacer las necesidades de un grupo de usuarios. </text:span></text:p>
      <text:list xml:id="list3939124494" text:style-name="L1">
        <text:list-item>
          <text:p text:style-name="P11"><text:span text:style-name="T3">U</text:span><text:span text:style-name="T2">buntu: </text:span><text:span text:style-name="T3">E</text:span><text:span text:style-name="T2">s el más popular, </text:span>estable y mejor equipado de las distribuciones Linux basadas en Debian.</text:p>
        </text:list-item>
        <text:list-item>
          <text:p text:style-name="P11"><text:span text:style-name="T4">Debian: </text:span>la distribución de Linux más estable, que llega a un lema del sistema operativo libre y un gran conjunto de software gratuito para todos.</text:p>
        </text:list-item>
        <text:list-item>
          <text:p text:style-name="P12">Manjaro linux: Es una de los más populares basados en arch linux, y con la intalación más simple e intuitiva. Aparte dispone ya de varios paquetes ya instalados de función multimedia </text:p>
        </text:list-item>
      </text:list>
      <text:p text:style-name="P13"/>
      <text:p text:style-name="P1">6 Cita al menos 3 escritorios que veas innovadores, visualmente atractivos, o que</text:p>
      <text:p text:style-name="P1">veas interesantes.</text:p>
      <text:list xml:id="list4115852844" text:style-name="L2">
        <text:list-item>
          <text:p text:style-name="P8">KDE plasma: Es el escritorio mas personalizable en las ramas de linux.</text:p>
        </text:list-item>
        <text:list-item>
          <text:p text:style-name="P8">Gnome: El escritorio más popular de las ramas de linux.</text:p>
        </text:list-item>
        <text:list-item>
          <text:p text:style-name="P8">Cinnamon: Unos de los mejores escritorios y más populares incluido en Linux mint.</text:p>
        </text:list-item>
      </text:list>
      <text:p text:style-name="P1"/>
      <text:p text:style-name="P1">7 Se están dando ya casos de colaboraciones e integraciones entre distintos SO del</text:p>
      <text:p text:style-name="P1">mercado como Windows y Linux. Busca y expón estas colaboraciones.</text:p>
      <text:p text:style-name="P9">Una de las colaboraciones más conocidas es la que hicieron en 2016. Es ella, windows, firmó un contrato con SUSE Linux para la elaboración de un servicio público de la nube.</text:p>
      <text:p text:style-name="P1"/>
      <text:p text:style-name="P1"><text:soft-page-break/>8 Investiga un poco sobre el uso de GNU/Linux en el ámbito de los servidores.</text:p>
      <text:p text:style-name="P9">Se utiliza Linux en los servidores, ya que es el es el sistema operativo más seguro y estables existente hasta hoy. Y lo que buscan los que tienen un servidor público es que su servidor sea complicado de atacar y que se mantenga estable la mayor cantidad de tiempo posible.</text:p>
      <text:p text:style-name="P1"/>
      <text:p text:style-name="P1">9 Ahora que ya conoces que es GNU/Linux¿Te ves algún día colaborando con</text:p>
      <text:p text:style-name="P1">algún proyecto de GNU/Linux? Argumenta tu respuesta.</text:p>
      <text:p text:style-name="P9">Si, ya que si se me ocurre la idea para mejorar uno de los sistemas operativos o me llega la oportunidad de trabajar en alguno, me uniría a esa comunidad sin pensármelo.</text:p>
      <text:p text:style-name="P4"/>
      <text:p text:style-name="P1">10.¿Quien es TUX?</text:p>
      <text:p text:style-name="P9">La mascota oficial de linux desde 19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08:38:33.933695397</meta:creation-date>
    <dc:date>2019-10-03T09:20:19.197293634</dc:date>
    <meta:editing-duration>PT1S</meta:editing-duration>
    <meta:editing-cycles>1</meta:editing-cycles>
    <meta:document-statistic meta:table-count="0" meta:image-count="0" meta:object-count="0" meta:page-count="2" meta:paragraph-count="39" meta:word-count="593" meta:character-count="3309" meta:non-whitespace-character-count="2758"/>
    <meta:generator>LibreOffice/6.0.7.3$Linux_X86_64 LibreOffice_project/00m0$Build-3</meta:generator>
  </office:meta>
</office:document-meta>
</file>